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solid" fo:font-size="18pt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Gardener Website</text:p>
      <text:p text:style-name="P1"/>
      <text:list xml:id="list69114834109022712" text:style-name="L1">
        <text:list-item>
          <text:p text:style-name="P3">Advertisements for current projects or announcements <text:s/></text:p>
        </text:list-item>
        <text:list-item>
          <text:p text:style-name="P3">What is a Master Gardener?</text:p>
        </text:list-item>
        <text:list-item>
          <text:p text:style-name="P3">Mission Statement <text:s text:c="5"/></text:p>
        </text:list-item>
        <text:list-item>
          <text:p text:style-name="P4">secret keystroke for member information</text:p>
        </text:list-item>
        <text:list-item>
          <text:p text:style-name="P4">self-guided tour of demo garden</text:p>
        </text:list-item>
        <text:list-item>
          <text:p text:style-name="P4">self-guided tour of arboretum</text:p>
        </text:list-item>
        <text:list-item>
          <text:p text:style-name="P4">leaflet article -link to leaflet</text:p>
        </text:list-item>
        <text:list-item>
          <text:p text:style-name="P4">links to facebook and instagram</text:p>
        </text:list-item>
      </text:list>
      <text:p text:style-name="P2"/>
      <text:p text:style-name="P2"/>
      <text:p text:style-name="P2">members only:</text:p>
      <text:list xml:id="list8434158395248109287" text:style-name="L2">
        <text:list-item>
          <text:p text:style-name="P5">link to volunteer handbook</text:p>
        </text:list-item>
        <text:list-item>
          <text:p text:style-name="P5">link to TN Master Gardener to input hours</text:p>
        </text:list-item>
        <text:list-item>
          <text:p text:style-name="P5">Demo gardens in process</text:p>
        </text:list-item>
        <text:list-item>
          <text:p text:style-name="P5">Info for RCMG functions</text:p>
        </text:list-item>
        <text:list-item>
          <text:p text:style-name="P5">Link to Volunteer Handbook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3-10-18T07:42:37.25</meta:creation-date>
    <dc:date>2023-10-19T16:57:15.49</dc:date>
    <dc:creator>Kathleen Doss</dc:creator>
    <meta:editing-duration>PT5H23M34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1" meta:paragraph-count="15" meta:word-count="79" meta:character-count="466"/>
  </office:meta>
</office:document-meta>
</file>